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0a1a9f" officeooo:paragraph-rsid="000a1a9f" style:font-style-asian="italic" style:font-style-complex="italic"/>
    </style:style>
    <style:style style:name="P2" style:family="paragraph" style:parent-style-name="Footer">
      <style:paragraph-properties fo:text-align="center" style:justify-single-word="false"/>
      <style:text-properties officeooo:rsid="000a1a9f" officeooo:paragraph-rsid="000a1a9f"/>
    </style:style>
    <style:style style:name="P3" style:family="paragraph" style:parent-style-name="Footer">
      <style:text-properties officeooo:rsid="000a1a9f" officeooo:paragraph-rsid="000a1a9f"/>
    </style:style>
    <style:style style:name="P4" style:family="paragraph" style:parent-style-name="Standard">
      <style:text-properties officeooo:rsid="0006a495" officeooo:paragraph-rsid="0006a495"/>
    </style:style>
    <style:style style:name="P5" style:family="paragraph" style:parent-style-name="Standard">
      <style:text-properties officeooo:rsid="000e3866" officeooo:paragraph-rsid="000e3866"/>
    </style:style>
    <style:style style:name="P6" style:family="paragraph" style:parent-style-name="Standard">
      <style:text-properties officeooo:rsid="00043b87" officeooo:paragraph-rsid="00043b87"/>
    </style:style>
    <style:style style:name="P7" style:family="paragraph" style:parent-style-name="Standard" style:list-style-name="L1">
      <style:text-properties officeooo:paragraph-rsid="00043b87"/>
    </style:style>
    <style:style style:name="P8" style:family="paragraph" style:parent-style-name="Standard" style:list-style-name="L1">
      <style:text-properties officeooo:paragraph-rsid="00087981"/>
    </style:style>
    <style:style style:name="P9" style:family="paragraph" style:parent-style-name="Standard" style:list-style-name="L1">
      <style:text-properties officeooo:rsid="0006a495" officeooo:paragraph-rsid="0006a495"/>
    </style:style>
    <style:style style:name="P10" style:family="paragraph" style:parent-style-name="Standard" style:list-style-name="L7">
      <style:text-properties officeooo:rsid="0006a495" officeooo:paragraph-rsid="0019f374"/>
    </style:style>
    <style:style style:name="P11" style:family="paragraph" style:parent-style-name="Standard">
      <style:text-properties officeooo:rsid="0006a495" officeooo:paragraph-rsid="0019f374"/>
    </style:style>
    <style:style style:name="P12" style:family="paragraph" style:parent-style-name="Standard" style:list-style-name="L1">
      <style:text-properties officeooo:rsid="0003ff92" officeooo:paragraph-rsid="0006a495"/>
    </style:style>
    <style:style style:name="P13" style:family="paragraph" style:parent-style-name="Standard" style:list-style-name="L7">
      <style:text-properties officeooo:rsid="0003ff92" officeooo:paragraph-rsid="0019f374"/>
    </style:style>
    <style:style style:name="P14" style:family="paragraph" style:parent-style-name="Standard" style:list-style-name="L1">
      <style:text-properties officeooo:rsid="000a1a9f" officeooo:paragraph-rsid="000a1a9f"/>
    </style:style>
    <style:style style:name="P15" style:family="paragraph" style:parent-style-name="Standard" style:list-style-name="L1">
      <style:text-properties officeooo:rsid="000a1a9f" officeooo:paragraph-rsid="000c05a5"/>
    </style:style>
    <style:style style:name="P16" style:family="paragraph" style:parent-style-name="Standard" style:list-style-name="L7">
      <style:text-properties officeooo:rsid="000a1a9f" officeooo:paragraph-rsid="0019f374"/>
    </style:style>
    <style:style style:name="P17" style:family="paragraph" style:parent-style-name="Standard" style:list-style-name="L1">
      <style:text-properties officeooo:rsid="000d9394" officeooo:paragraph-rsid="000d9394"/>
    </style:style>
    <style:style style:name="P18" style:family="paragraph" style:parent-style-name="Standard" style:list-style-name="L1">
      <style:text-properties officeooo:rsid="000d9394" officeooo:paragraph-rsid="00097ec9"/>
    </style:style>
    <style:style style:name="P19" style:family="paragraph" style:parent-style-name="Standard" style:list-style-name="L7">
      <style:text-properties officeooo:rsid="000d9394" officeooo:paragraph-rsid="0019f374"/>
    </style:style>
    <style:style style:name="P20" style:family="paragraph" style:parent-style-name="Standard" style:list-style-name="L1">
      <style:text-properties officeooo:rsid="00043b87" officeooo:paragraph-rsid="00043b87"/>
    </style:style>
    <style:style style:name="P21" style:family="paragraph" style:parent-style-name="Standard" style:list-style-name="L7">
      <style:text-properties officeooo:rsid="00043b87" officeooo:paragraph-rsid="0019f374"/>
    </style:style>
    <style:style style:name="P22" style:family="paragraph" style:parent-style-name="Standard">
      <style:text-properties officeooo:rsid="00043b87" officeooo:paragraph-rsid="0019f374"/>
    </style:style>
    <style:style style:name="P23" style:family="paragraph" style:parent-style-name="Standard" style:list-style-name="L2">
      <style:text-properties officeooo:rsid="0019b4f0" officeooo:paragraph-rsid="001964d2"/>
    </style:style>
    <style:style style:name="P24" style:family="paragraph" style:parent-style-name="Standard" style:list-style-name="L3">
      <style:text-properties officeooo:paragraph-rsid="0018586a"/>
    </style:style>
    <style:style style:name="P25" style:family="paragraph" style:parent-style-name="Standard" style:list-style-name="L4">
      <style:text-properties officeooo:paragraph-rsid="0018586a"/>
    </style:style>
    <style:style style:name="P26" style:family="paragraph" style:parent-style-name="Standard" style:list-style-name="L5">
      <style:text-properties officeooo:paragraph-rsid="001964d2"/>
    </style:style>
    <style:style style:name="P27" style:family="paragraph" style:parent-style-name="Standard" style:list-style-name="L6">
      <style:text-properties officeooo:paragraph-rsid="00163ce8"/>
    </style:style>
    <style:style style:name="P28"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ext-properties officeooo:rsid="00088389" officeooo:paragraph-rsid="00088389"/>
    </style:style>
    <style:style style:name="P29" style:family="paragraph" style:parent-style-name="Standard" style:list-style-name="L1">
      <style:text-properties officeooo:rsid="00088389" officeooo:paragraph-rsid="00088389"/>
    </style:style>
    <style:style style:name="P30" style:family="paragraph" style:parent-style-name="Standard" style:list-style-name="L1">
      <style:text-properties officeooo:rsid="00088389" officeooo:paragraph-rsid="00097ec9"/>
    </style:style>
    <style:style style:name="P31" style:family="paragraph" style:parent-style-name="Standard" style:list-style-name="L7" style:master-page-name="">
      <loext:graphic-properties draw:fill="none"/>
      <style:paragraph-properties fo:margin-left="0.5in" fo:margin-right="0in" fo:text-indent="-0.25in" style:auto-text-indent="false" style:page-number="auto" fo:background-color="transparent"/>
      <style:text-properties officeooo:rsid="00088389" officeooo:paragraph-rsid="0019f374"/>
    </style:style>
    <style:style style:name="P32" style:family="paragraph" style:parent-style-name="Standard" style:list-style-name="L7">
      <style:text-properties officeooo:rsid="00088389" officeooo:paragraph-rsid="0019f374"/>
    </style:style>
    <style:style style:name="P33" style:family="paragraph" style:parent-style-name="Standard" style:list-style-name="L1">
      <style:text-properties officeooo:rsid="00097ec9" officeooo:paragraph-rsid="00097ec9"/>
    </style:style>
    <style:style style:name="P34" style:family="paragraph" style:parent-style-name="Standard" style:list-style-name="L7">
      <style:text-properties officeooo:rsid="00097ec9" officeooo:paragraph-rsid="0019f374"/>
    </style:style>
    <style:style style:name="P35" style:family="paragraph" style:parent-style-name="Standard" style:list-style-name="L1">
      <style:text-properties officeooo:rsid="000e3866" officeooo:paragraph-rsid="000e3866"/>
    </style:style>
    <style:style style:name="P36" style:family="paragraph" style:parent-style-name="Standard" style:list-style-name="L7">
      <style:text-properties officeooo:rsid="000e3866" officeooo:paragraph-rsid="0019f374"/>
    </style:style>
    <style:style style:name="P37" style:family="paragraph" style:parent-style-name="Standard">
      <style:text-properties officeooo:rsid="000e3866" officeooo:paragraph-rsid="0019f374"/>
    </style:style>
    <style:style style:name="P38" style:family="paragraph" style:parent-style-name="Standard">
      <style:text-properties officeooo:rsid="00102a91" officeooo:paragraph-rsid="0019f374"/>
    </style:style>
    <style:style style:name="P39" style:family="paragraph" style:parent-style-name="Standard" style:list-style-name="L7">
      <style:text-properties officeooo:paragraph-rsid="0019f374"/>
    </style:style>
    <style:style style:name="P40" style:family="paragraph" style:parent-style-name="Standard" style:list-style-name="L7">
      <style:text-properties officeooo:rsid="0019ca57" officeooo:paragraph-rsid="0019f374"/>
    </style:style>
    <style:style style:name="P41" style:family="paragraph" style:parent-style-name="Standard" style:list-style-name="L11">
      <style:text-properties officeooo:paragraph-rsid="0019f374"/>
    </style:style>
    <style:style style:name="P42" style:family="paragraph" style:parent-style-name="Standard" style:list-style-name="L12">
      <style:text-properties officeooo:paragraph-rsid="0019f374"/>
    </style:style>
    <style:style style:name="P43" style:family="paragraph" style:parent-style-name="Standard" style:list-style-name="L13">
      <style:text-properties officeooo:paragraph-rsid="0019f374"/>
    </style:style>
    <style:style style:name="T1" style:family="text">
      <style:text-properties officeooo:rsid="0006a495"/>
    </style:style>
    <style:style style:name="T2" style:family="text">
      <style:text-properties officeooo:rsid="0007fa94"/>
    </style:style>
    <style:style style:name="T3" style:family="text">
      <style:text-properties officeooo:rsid="00087981"/>
    </style:style>
    <style:style style:name="T4" style:family="text">
      <style:text-properties officeooo:rsid="00043b87"/>
    </style:style>
    <style:style style:name="T5" style:family="text">
      <style:text-properties officeooo:rsid="00088389"/>
    </style:style>
    <style:style style:name="T6" style:family="text">
      <style:text-properties officeooo:rsid="000c05a5"/>
    </style:style>
    <style:style style:name="T7" style:family="text">
      <style:text-properties officeooo:rsid="000d9394"/>
    </style:style>
    <style:style style:name="T8" style:family="text">
      <style:text-properties officeooo:rsid="000fad0b"/>
    </style:style>
    <style:style style:name="T9" style:family="text">
      <style:text-properties officeooo:rsid="00102a91"/>
    </style:style>
    <style:style style:name="T10" style:family="text">
      <style:text-properties officeooo:rsid="00163ce8"/>
    </style:style>
    <style:style style:name="T11" style:family="text">
      <style:text-properties officeooo:rsid="0018586a"/>
    </style:style>
    <style:style style:name="T12" style:family="text">
      <style:text-properties officeooo:rsid="00185fb1"/>
    </style:style>
    <style:style style:name="T13" style:family="text">
      <style:text-properties officeooo:rsid="001a5a80"/>
    </style:style>
    <style:style style:name="T14" style:family="text">
      <style:text-properties officeooo:rsid="0019ca57"/>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Steps 1-7 are for getting ReconStep to run on the provided sample data</text:p>
      <text:p text:style-name="P37">Steps 8 gets you started <text:span text:style-name="T8">on running ReconStep on your own data</text:span></text:p>
      <text:p text:style-name="P11"/>
      <text:p text:style-name="P11"/>
      <text:p text:style-name="P11"/>
      <text:list xml:id="list953207794" text:style-name="L7">
        <text:list-item>
          <text:p text:style-name="P10">Install R and then RStudio on your laptop. It is best to have reasonably up-to-date versions. My versions are</text:p>
          <text:list>
            <text:list-item>
              <text:p text:style-name="P13">R version 4.3.3 (2024-02-29<text:span text:style-name="T1">)</text:span></text:p>
            </text:list-item>
            <text:list-item>
              <text:p text:style-name="P13">RStudio version 2023.06.0 Build 42<text:span text:style-name="T1">1</text:span></text:p>
            </text:list-item>
          </text:list>
        </text:list-item>
        <text:list-item>
          <text:p text:style-name="P13">Make <text:span text:style-name="T1">a new, empty, folder on your laptop</text:span> (e.g., <text:s text:c="2"/>"\<text:span text:style-name="T2">DISC2025</text:span>")<text:span text:style-name="T1">. <text:s/>From now on I call this the "project folder."</text:span><text:span text:style-name="T2"> </text:span></text:p>
        </text:list-item>
        <text:list-item>
          <text:p text:style-name="P16">Go to the GitHub folder<text:line-break/><text:a xlink:type="simple" xlink:href="https://github.com/ltrr-arizona-edu/TRISH-R" text:style-name="Internet_20_link" text:visited-style-name="Visited_20_Internet_20_Link">https://github.com/ltrr-arizona-edu/TRISH-R</text:a><text:line-break/>click the down arrow in the green "Code" button, and click "Download ZIP" to download a zip<text:span text:style-name="T6">, "TRISH-R-main.zip,"</text:span> with all of the contents of the folder. You will not need all of the zipped files<text:span text:style-name="T9">*</text:span> but having them guarantees nothing will be missing in trying to run ReconStep.</text:p>
        </text:list-item>
        <text:list-item>
          <text:p text:style-name="P16"><text:span text:style-name="T6">Unzip "TRISH-R-main.zip" into the empty folder you created in step 2.<text:line-break/>Zip software may create a subfolder "TRISH-R-main" and put the files there. Make sure you move them directly into the top level of your empty folder. </text:span><text:span text:style-name="T2">Experienced RStudio users </text:span><text:span text:style-name="T5">may want</text:span><text:span text:style-name="T2"> to reorganize various types of files (e.g., input data, R functions) in different folders</text:span><text:span text:style-name="T5">. </text:span><text:span text:style-name="T6">That's OK, but you will need to make sure path statements in ReconStep.Rmd are consistent with file locations on your latpto</text:span><text:span text:style-name="T7">p</text:span></text:p>
        </text:list-item>
        <text:list-item>
          <text:p text:style-name="P19">Click on the file "ReconStep.html" and browse over the text segments and figures (ignore code for now) to get a general idea of what to expect from ReconStep.Rmd. This html file is an output from a run of RconStep.html on sample data.</text:p>
        </text:list-item>
        <text:list-item>
          <text:p text:style-name="P21">In RStudio</text:p>
          <text:list>
            <text:list-item>
              <text:p text:style-name="P21">Create <text:span text:style-name="T6">a </text:span>new R project in <text:span text:style-name="T2">the </text:span><text:span text:style-name="T6">folder you have just put the unzipped files</text:span></text:p>
            </text:list-item>
            <text:list-item>
              <text:p text:style-name="P21">Install <text:span text:style-name="T2">the following R</text:span> packages</text:p>
              <text:list>
                <text:list-item>
                  <text:p text:style-name="P39"><text:span text:style-name="T4">rmarkdown</text:span><text:span text:style-name="T3"> -- </text:span>Convert <text:span text:style-name="Emphasis">R Markdown</text:span> documents into a variety of formats</text:p>
                </text:list-item>
                <text:list-item>
                  <text:p text:style-name="P39"><text:span text:style-name="T4">car</text:span><text:span text:style-name="T2"> -- </text:span><text:span text:style-name="T3">(</text:span>Companion to Applied Regression<text:span text:style-name="T4">)</text:span></text:p>
                </text:list-item>
                <text:list-item>
                  <text:p text:style-name="P39"><text:span text:style-name="T4">pracma</text:span><text:span text:style-name="T2"> -- </text:span><text:span text:style-name="T3">(</text:span>Practical Numerical Math Functions<text:span text:style-name="T3">) </text:span></text:p>
                </text:list-item>
                <text:list-item>
                  <text:p text:style-name="P21">nortest<text:span text:style-name="T2"> --</text:span><text:span text:style-name="T3"> needed for Lilliefors test of normality</text:span></text:p>
                </text:list-item>
              </text:list>
            </text:list-item>
          </text:list>
        </text:list-item>
      </text:list>
      <text:list text:style-name="L11">
        <text:list-item>
          <text:list>
            <text:list-item>
              <text:list>
                <text:list-item>
                  <text:p text:style-name="P41"><text:span text:style-name="T4">stringr</text:span><text:span text:style-name="T2"> --</text:span>simplifies the string manipulation<text:line-break/><text:span text:style-name="T11">[next 3 not needed for ReconStep, but needed for </text:span><text:span text:style-name="T10">standardization script chron1_UF2025b.R</text:span><text:span text:style-name="T12">]</text:span></text:p>
                </text:list-item>
              </text:list>
            </text:list-item>
          </text:list>
        </text:list-item>
      </text:list>
      <text:list text:style-name="L12">
        <text:list-item>
          <text:list>
            <text:list-item>
              <text:list>
                <text:list-item>
                  <text:p text:style-name="P42"><text:span text:style-name="T4">dplR</text:span><text:span text:style-name="T2"> --</text:span><text:span text:style-name="T3"> (</text:span>Dendrochronology Program Library in R<text:span text:style-name="T3">)</text:span></text:p>
                </text:list-item>
              </text:list>
            </text:list-item>
          </text:list>
        </text:list-item>
      </text:list>
      <text:list xml:id="list223759343510530" text:continue-list="list953207794" text:style-name="L7">
        <text:list-item>
          <text:list>
            <text:list-item>
              <text:list>
                <text:list-item>
                  <text:p text:style-name="P39"><text:span text:style-name="T10">t</text:span>reeclim<text:span text:style-name="T10"> -- needed for running </text:span></text:p>
                </text:list-item>
              </text:list>
            </text:list-item>
          </text:list>
        </text:list-item>
      </text:list>
      <text:list text:style-name="L13">
        <text:list-item>
          <text:list>
            <text:list-item>
              <text:list>
                <text:list-item>
                  <text:p text:style-name="P43">data.table<text:span text:style-name="T10"> -- needed for running standardization script chron1_UF2025b.R</text:span></text:p>
                </text:list-item>
              </text:list>
            </text:list-item>
          </text:list>
        </text:list-item>
      </text:list>
      <text:list text:continue-list="list223759343510530" text:style-name="L7">
        <text:list-item>
          <text:p text:style-name="P31">In RStudio</text:p>
          <text:list>
            <text:list-item>
              <text:p text:style-name="P32">Open the R project you <text:span text:style-name="T6">just </text:span>created</text:p>
            </text:list-item>
            <text:list-item>
              <text:p text:style-name="P32">Open the file ReconStep.Rmd </text:p>
            </text:list-item>
            <text:list-item>
              <text:p text:style-name="P34">Search (ctrl-F) for "Edit following" <text:s/>and edit those lines as instructed. The search will come up with <text:span text:style-name="T14">three</text:span> locations in ReconStep.Rmd. Th<text:span text:style-name="T14">ese</text:span> edits will be changing paths to match you<text:span text:style-name="T6">r</text:span> laptop setup. </text:p>
            </text:list-item>
            <text:list-item>
              <text:p text:style-name="P19"><text:soft-page-break/>Choose "Run -- Run All" from top menu. If you are lucky, ReconStep.Rmd will successfully run and produce graphs and output for the sample data. Otherwise you will need to address any error messages. </text:p>
            </text:list-item>
            <text:list-item>
              <text:p text:style-name="P40">From to menu, use knit dropdown and choose to knit to html. This produces a nice-looking html version of the run.</text:p>
            </text:list-item>
          </text:list>
        </text:list-item>
        <text:list-item>
          <text:p text:style-name="P36">Edit ReconStep.Rmd for running on your own data</text:p>
          <text:list>
            <text:list-item>
              <text:p text:style-name="P36">Read text and comments for guidance on preparing your two input data files</text:p>
            </text:list-item>
            <text:list-item>
              <text:p text:style-name="P36">Edit statements dealing with paths and filenames (7.3 above)</text:p>
            </text:list-item>
            <text:list-item>
              <text:p text:style-name="P36">Edit statements in section "User settings" to fit your modeling plan</text:p>
            </text:list-item>
            <text:list-item>
              <text:p text:style-name="P36">Run ReconStep.Rmd. <text:s text:c="2"/>Run options other than <text:s/>"Run -- Run All" will probably be most useful for gradually stepping through the program and getting individual sections to run starting with the first section.</text:p>
            </text:list-item>
          </text:list>
        </text:list-item>
      </text:list>
      <text:p text:style-name="P22"/>
      <text:p text:style-name="P38">* <text:span text:style-name="T6">"TRISH-R-main.zip"</text:span> has more than 60 files, most of which are intended for running script "ReconAnalog.R" (Meko et al. 2024). <text:s/>"ReconStep.R<text:span text:style-name="T14">md</text:span>," the R markdown notebook for DISC and the tree-ring international course, requires only about 1/4 of those files, but does rely on some of the same user-written R functions as "ReconAnalog.R." For that reason you should download the entire GitHub remote repository, which is easily done as instructed (#3) above, even though you will not need some of the fi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a1a9f" officeooo:paragraph-rsid="000a1a9f" style:font-style-asian="italic" style:font-style-complex="italic"/>
    </style:style>
    <style:style style:name="MP2" style:family="paragraph" style:parent-style-name="Footer">
      <style:paragraph-properties fo:text-align="center" style:justify-single-word="false"/>
      <style:text-properties officeooo:rsid="000a1a9f" officeooo:paragraph-rsid="000a1a9f"/>
    </style:style>
    <style:style style:name="MP3" style:family="paragraph" style:parent-style-name="Footer">
      <style:text-properties officeooo:rsid="000a1a9f" officeooo:paragraph-rsid="000a1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Instructions_ReconStep</text:p>
      </style:header>
      <style:footer>
        <text:p text:style-name="MP2"><text:bookmark-start text:name="PageNumWizard_FOOTER_Default Page Style1"/><text:page-number text:select-page="current">2</text:page-number><text:bookmark-end text:name="PageNumWizard_FOOTER_Default Page Style1"/></text:p>
        <text:p text:style-name="MP3"><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6:51:48.046304040</meta:creation-date>
    <meta:editing-duration>PT10M40S</meta:editing-duration>
    <meta:editing-cycles>3</meta:editing-cycles>
    <meta:generator>LibreOffice/24.2.7.2$Linux_X86_64 LibreOffice_project/420$Build-2</meta:generator>
    <dc:date>2025-04-02T22:37:57.842889562</dc:date>
    <dc:creator>David Meko</dc:creator>
    <meta:document-statistic meta:table-count="0" meta:image-count="0" meta:object-count="0" meta:page-count="2" meta:paragraph-count="35" meta:word-count="621" meta:character-count="3685" meta:non-whitespace-character-count="3111"/>
  </office:meta>
</office:document-meta>
</file>